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Gerri Report!</text:p>
              </text:list-item>
              <text:list-item>
                <text:p>Chapter overview</text:p>
              </text:list-item>
              <text:list-item>
                <text:p>How's rehab goin?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_____ 3:15</text:span></text:p>
            <text:p><text:span text:style-name="T3">15. But in your ______ ___ _____ ____ __ ____. <text:s/>Always__ ________ to ___ __ _____ to _______ who ____ you to ____ the ______ ___ the ____ you ____. <text:s/>But do this with _________ and _______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draw:id="id3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No Other Great Teacher Even Claimed to Bring God to U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Jesus <text:span text:style-name="T4">claimed the very nature of God Almighty</text:span></text:p>
              </text:list-item>
              <text:list-item>
                <text:p><text:span text:style-name="T5">Jesus demonstrated that he was God in his life, teaching, miracles, fulfillment of prophecy, and other claims that he made.</text:span></text:p>
              </text:list-item>
              <text:list-item>
                <text:p><text:span text:style-name="T5">Matthew 16:13-20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draw:id="id4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No Other Great Teacher Dealt Radically with Human Wickedness</text:p>
          </draw:text-box>
        </draw:frame>
        <draw:frame draw:style-name="gr5" draw:text-style-name="P5" draw:id="id5" draw:layer="layout" svg:width="15.875cm" svg:height="2.301cm" svg:x="1.27cm" svg:y="5.954cm">
          <draw:text-box>
            <text:p text:style-name="P5"><text:span text:style-name="T6">What do other religions offer as an explaination for human wickedness?</text:span></text:p>
          </draw:text-box>
        </draw:frame>
        <draw:frame draw:style-name="gr6" draw:text-style-name="P5" draw:id="id6" draw:layer="layout" svg:width="14.218cm" svg:height="2.301cm" svg:x="6.985cm" svg:y="10.795cm">
          <draw:text-box>
            <text:p text:style-name="P5">How does Jesus say wickedness </text:p>
            <text:p text:style-name="P5">comes into the world?</text:p>
          </draw:text-box>
        </draw:frame>
        <draw:frame draw:style-name="gr5" draw:text-style-name="P5" draw:id="id7" draw:layer="layout" svg:width="14.605cm" svg:height="3.326cm" svg:x="12.065cm" svg:y="15.24cm">
          <draw:text-box>
            <text:p text:style-name="P5"><text:span text:style-name="T6">Contrast the definition of</text:span><text:span text:style-name="T6"> evil the book gives for Islam, and for Christianity.</text:span></text:p>
          </draw:text-box>
        </draw:frame>
        <anim:par presentation:node-type="timing-root">
          <anim:par smil:begin="id4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5" smil:attributeName="visibility" smil:to="visible"/>
                  <anim:transitionFilter smil:dur="0.5s" smil:targetElement="id5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7" smil:attributeName="visibility" smil:to="visible"/>
                  <anim:transitionFilter smil:dur="2s" smil:targetElement="id7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draw:id="id8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late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Jesus is God in the flesh</text:p>
              </text:list-item>
              <text:list-item>
                <text:p>People are stinky only because of sin</text:p>
              </text:list-item>
              <text:list-item>
                <text:p>Jesus is people, but not stinky </text:p>
              </text:list-item>
              <text:list-item>
                <text:p>Therefore: “For Christ also died for sins once for all, the righteous for the unrighteous, that he might bring us to God” - 1 Peter 3:18</text:p>
              </text:list-item>
              <text:list-item>
                <text:p>And: “And by that will we have been sanctified through the offering of the body of Jesus Christ once for all.” - Hebrews 10:10</text:p>
              </text:list-item>
            </text:list>
          </draw:text-box>
        </draw:frame>
        <anim:par presentation:node-type="timing-root">
          <anim:par smil:begin="id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draw:id="id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s 7, and 8</text:p>
              </text:list-item>
              <text:list-item>
                <text:p>Ready for the trip!</text:p>
              </text:list-item>
              <text:list-item>
                <text:p>Assignment everyone: ask around and see what people say about C. S. Lewis' statements about Jesus at the end of Chapter 5.</text:p>
              </text:list-item>
            </text:list>
          </draw:text-box>
        </draw:frame>
        <anim:par presentation:node-type="timing-root">
          <anim:par smil:begin="id9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4H43M20S</meta:editing-duration>
    <meta:editing-cycles>21</meta:editing-cycles>
    <dc:date>2009-07-26T01:31:29</dc:date>
    <meta:generator>OpenOffice.org/3.0$Unix OpenOffice.org_project/300m15$Build-9379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